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0pt" officeooo:rsid="001f6035" officeooo:paragraph-rsid="001f6035" style:font-size-asian="10pt" style:font-size-complex="10pt"/>
    </style:style>
    <style:style style:name="P2" style:family="paragraph" style:parent-style-name="Standard" style:master-page-name="">
      <loext:graphic-properties draw:fill="none"/>
      <style:paragraph-properties fo:margin-left="0cm" fo:margin-right="0.801cm" fo:line-height="150%" fo:text-align="justify" style:justify-single-word="false" fo:text-indent="0cm" style:auto-text-indent="false" style:page-number="auto" fo:background-color="transparent"/>
      <style:text-properties style:font-name="Arial" fo:font-size="10pt" officeooo:rsid="001f6035" officeooo:paragraph-rsid="001f6035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0pt" officeooo:rsid="00211de4" officeooo:paragraph-rsid="00211de4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0pt" fo:font-weight="bold" officeooo:rsid="001f6035" officeooo:paragraph-rsid="001f6035" fo:background-color="#ffff00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0pt" fo:font-weight="bold" officeooo:rsid="001f6035" officeooo:paragraph-rsid="001f6035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0pt" officeooo:rsid="001f6035" officeooo:paragraph-rsid="001f6035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-1cm" style:auto-text-indent="false" style:page-number="auto" fo:background-color="transparent"/>
      <style:text-properties fo:color="#000000" loext:opacity="100%" style:font-name="Arial" fo:font-size="10pt" officeooo:rsid="001f6035" officeooo:paragraph-rsid="001f6035" style:font-size-asian="10pt" style:font-size-complex="10pt"/>
    </style:style>
    <style:style style:name="P8" style:family="paragraph" style:parent-style-name="Standard">
      <style:paragraph-properties fo:line-height="150%" fo:text-align="start" style:justify-single-word="false"/>
      <style:text-properties fo:color="#000000" loext:opacity="100%" style:font-name="Arial" fo:font-size="10pt" officeooo:rsid="001f6035" officeooo:paragraph-rsid="001f6035" style:font-size-asian="10pt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1f6035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officeooo:paragraph-rsid="001f6035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7pt"/>
    </style:style>
    <style:style style:name="T3" style:family="text">
      <style:text-properties fo:color="#000000" loext:opacity="100%" fo:font-size="17pt" fo:font-weight="bold" style:font-weight-asian="bold" style:font-weight-complex="bold"/>
    </style:style>
    <style:style style:name="T4" style:family="text">
      <style:text-properties fo:color="#000000" loext:opacity="100%" fo:font-size="17pt" fo:font-weight="bold" fo:background-color="#ffff00" loext:char-shading-value="0" style:font-weight-asian="bold" style:font-weight-complex="bold"/>
    </style:style>
    <style:style style:name="T5" style:family="text">
      <style:text-properties fo:color="#000000" loext:opacity="100%" fo:font-size="17pt" fo:font-weight="bold" officeooo:rsid="00211de4" fo:background-color="#ffff00" loext:char-shading-value="0" style:font-weight-asian="bold" style:font-weight-complex="bold"/>
    </style:style>
    <style:style style:name="T6" style:family="text">
      <style:text-properties fo:color="#000000" loext:opacity="100%" fo:font-size="17pt" fo:font-weight="normal" style:font-weight-asian="normal" style:font-weight-complex="normal"/>
    </style:style>
    <style:style style:name="T7" style:family="text">
      <style:text-properties fo:color="#000000" loext:opacity="100%" fo:font-size="17pt" fo:font-weight="normal" officeooo:rsid="00211de4" style:font-weight-asian="normal" style:font-weight-complex="normal"/>
    </style:style>
    <style:style style:name="T8" style:family="text">
      <style:text-properties fo:color="#000000" loext:opacity="100%" fo:font-size="17pt" fo:font-weight="normal" officeooo:rsid="0022ebf0" style:font-weight-asian="normal" style:font-weight-complex="normal"/>
    </style:style>
    <style:style style:name="T9" style:family="text">
      <style:text-properties fo:color="#000000" loext:opacity="100%" fo:font-size="17pt" fo:background-color="#ffff00" loext:char-shading-value="0"/>
    </style:style>
    <style:style style:name="T10" style:family="text">
      <style:text-properties fo:color="#000000" loext:opacity="100%" fo:font-size="19pt" fo:font-weight="bold" style:font-weight-asian="bold" style:font-weight-complex="bold"/>
    </style:style>
    <style:style style:name="T11" style:family="text">
      <style:text-properties fo:color="#000000" loext:opacity="100%" fo:font-size="19pt" fo:font-weight="bold" officeooo:rsid="00211de4" fo:background-color="#ffff00" loext:char-shading-value="0" style:font-weight-asian="bold" style:font-weight-complex="bold"/>
    </style:style>
    <style:style style:name="T12" style:family="text">
      <style:text-properties fo:color="#000000" loext:opacity="100%" fo:font-size="19pt" fo:font-weight="bold" fo:background-color="#ffff00" loext:char-shading-value="0" style:font-weight-asian="bold" style:font-weight-complex="bold"/>
    </style:style>
    <style:style style:name="T13" style:family="text">
      <style:text-properties fo:color="#000000" loext:opacity="100%" style:font-name="Arial" fo:font-size="17pt" officeooo:rsid="001f6035" style:font-size-asian="9.60000038146973pt" style:font-size-complex="11pt"/>
    </style:style>
    <style:style style:name="T14" style:family="text">
      <style:text-properties fo:color="#000000" loext:opacity="100%" style:font-name="Arial" fo:font-size="17pt" officeooo:rsid="00211de4" style:font-size-asian="9.60000038146973pt" style:font-size-complex="11pt"/>
    </style:style>
    <style:style style:name="T15" style:family="text">
      <style:text-properties fo:color="#000000" loext:opacity="100%" style:font-name="Arial" fo:font-size="17pt" officeooo:rsid="0022ebf0" style:font-size-asian="9.60000038146973pt" style:font-size-complex="11pt"/>
    </style:style>
    <style:style style:name="T16" style:family="text">
      <style:text-properties fo:color="#000000" loext:opacity="100%" style:font-name="Arial" fo:font-size="8pt" officeooo:rsid="001f6035" style:font-size-asian="7pt" style:font-size-complex="8pt"/>
    </style:style>
    <style:style style:name="T17" style:family="text">
      <style:text-properties fo:color="#000000" loext:opacity="100%" style:font-name="Arial" fo:font-size="8pt" officeooo:rsid="0022ebf0" style:font-size-asian="7pt" style:font-size-complex="8pt"/>
    </style:style>
    <style:style style:name="T18" style:family="text">
      <style:text-properties fo:color="#000000" loext:opacity="100%" style:font-name="Arial" fo:font-size="16pt" officeooo:rsid="001f6035" style:font-size-asian="14pt" style:font-size-complex="16pt"/>
    </style:style>
    <style:style style:name="T19" style:family="text">
      <style:text-properties fo:color="#000000" loext:opacity="100%" style:font-name="Arial" fo:font-size="16pt" officeooo:rsid="0022ebf0" style:font-size-asian="14pt" style:font-size-complex="16pt"/>
    </style:style>
    <style:style style:name="T20" style:family="text">
      <style:text-properties fo:color="#000000" loext:opacity="100%" style:font-name="Arial" officeooo:rsid="001f6035"/>
    </style:style>
    <style:style style:name="T21" style:family="text">
      <style:text-properties fo:color="#000000" loext:opacity="100%" style:font-name="Arial" officeooo:rsid="00211de4"/>
    </style:style>
    <style:style style:name="T22" style:family="text">
      <style:text-properties fo:color="#000000" loext:opacity="100%" style:font-name="Arial" officeooo:rsid="0022ebf0"/>
    </style:style>
    <style:style style:name="T23" style:family="text">
      <style:text-properties fo:color="#000000" loext:opacity="100%" style:font-name="Arial" fo:font-size="10pt" officeooo:rsid="001f6035" style:font-size-asian="10pt" style:font-size-complex="10pt"/>
    </style:style>
    <style:style style:name="T24" style:family="text">
      <style:text-properties fo:color="#000000" loext:opacity="100%" style:font-name="Arial" fo:font-size="10pt" officeooo:rsid="00211de4" style:font-size-asian="10pt" style:font-size-complex="10pt"/>
    </style:style>
    <style:style style:name="T25" style:family="text">
      <style:text-properties fo:color="#000000" loext:opacity="100%" style:font-name="Arial" fo:font-size="10pt" officeooo:rsid="0022ebf0" style:font-size-asian="10pt" style:font-size-complex="10pt"/>
    </style:style>
    <style:style style:name="T26" style:family="text">
      <style:text-properties fo:color="#000000" loext:opacity="100%" fo:font-weight="bold" fo:background-color="#ffff00" loext:char-shading-value="0" style:font-weight-asian="bold" style:font-weight-complex="bold"/>
    </style:style>
    <style:style style:name="T27" style:family="text">
      <style:text-properties fo:color="#000000" loext:opacity="100%" fo:font-weight="bold" officeooo:rsid="00211de4" fo:background-color="#ffff00" loext:char-shading-value="0" style:font-weight-asian="bold" style:font-weight-complex="bold"/>
    </style:style>
    <style:style style:name="T28" style:family="text">
      <style:text-properties fo:color="#000000" loext:opacity="100%" fo:font-weight="bold" style:font-weight-asian="bold" style:font-weight-complex="bold"/>
    </style:style>
    <style:style style:name="T29" style:family="text">
      <style:text-properties fo:color="#000000" loext:opacity="100%" fo:background-color="#ffff00" loext:char-shading-value="0"/>
    </style:style>
    <style:style style:name="T30" style:family="text">
      <style:text-properties fo:color="#000000" loext:opacity="100%" fo:font-weight="normal" style:font-weight-asian="normal" style:font-weight-complex="normal"/>
    </style:style>
    <style:style style:name="T31" style:family="text">
      <style:text-properties fo:color="#000000" loext:opacity="100%" fo:font-weight="normal" officeooo:rsid="00211de4" style:font-weight-asian="normal" style:font-weight-complex="normal"/>
    </style:style>
    <style:style style:name="T32" style:family="text">
      <style:text-properties fo:color="#000000" loext:opacity="100%" fo:font-weight="normal" officeooo:rsid="0022ebf0" style:font-weight-asian="normal" style:font-weight-complex="normal"/>
    </style:style>
    <style:style style:name="T33" style:family="text">
      <style:text-properties officeooo:rsid="00211de4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11de4" style:font-weight-asian="normal" style:font-weight-complex="normal"/>
    </style:style>
    <style:style style:name="T36" style:family="text">
      <style:text-properties fo:font-weight="normal" officeooo:rsid="0022ebf0" style:font-weight-asian="normal" style:font-weight-complex="normal"/>
    </style:style>
    <style:style style:name="T37" style:family="text">
      <style:text-properties fo:font-size="19pt" officeooo:rsid="00211de4"/>
    </style:style>
    <style:style style:name="T38" style:family="text">
      <style:text-properties fo:font-size="15pt" officeooo:rsid="00211de4"/>
    </style:style>
    <style:style style:name="T39" style:family="text">
      <style:text-properties officeooo:rsid="0022ebf0"/>
    </style:style>
    <style:style style:name="T40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3">[</text:span>CURR<text:span text:style-name="T33">Í</text:span>CULO FUTURISTA<text:span text:style-name="T33">]</text:span> </text:p>
      <text:p text:style-name="P6"><text:s/></text:p>
      <text:p text:style-name="P6">ENDEREÇO:<text:span text:style-name="T33">Vale Verde de Minas</text:span> </text:p>
      <text:p text:style-name="P6">TELEFONE:</text:p>
      <text:p text:style-name="P6">E-MAIL:</text:p>
      <text:p text:style-name="P6"><text:span text:style-name="T34">L</text:span><text:span text:style-name="T36">Í</text:span><text:span text:style-name="T34">NK</text:span><text:span text:style-name="T36">EDI</text:span><text:span text:style-name="T35">N</text:span>:</text:p>
      <text:p text:style-name="P6">DATA DE NASCIMENTO:<text:span text:style-name="T33">03/04/2009</text:span></text:p>
      <text:p text:style-name="P6">IDADE:<text:span text:style-name="T33">33</text:span></text:p>
      <text:p text:style-name="P1"><text:span text:style-name="T1"><text:s text:c="25"/></text:span><text:span text:style-name="T26">Objetivo profissional </text:span><text:span text:style-name="T28"><text:s/></text:span></text:p>
      <text:p text:style-name="P10"><text:span text:style-name="T20">Ingressar no mercado de trabalho e aplicar meus conhecimentos acad</text:span><text:span text:style-name="T21">ê</text:span><text:span text:style-name="T20">micos e experiencias em Educaç</text:span><text:span text:style-name="T22">ã</text:span><text:span text:style-name="T20">o f</text:span><text:span text:style-name="T22">í</text:span><text:span text:style-name="T20">sica <text:s/></text:span></text:p>
      <text:p text:style-name="P1"><text:span text:style-name="T1"><text:s text:c="34"/></text:span><text:span text:style-name="T29"><text:s/></text:span><text:span text:style-name="T26">Formaç</text:span><text:span text:style-name="T27">ã</text:span><text:span text:style-name="T26">o acad</text:span><text:span text:style-name="T27">ê</text:span><text:span text:style-name="T26">mica</text:span></text:p>
      <text:p text:style-name="P7"><text:s text:c="165"/></text:p>
      <text:p text:style-name="P5">&gt;Bacharelado:<text:span text:style-name="T35">Educação Física <text:s/></text:span></text:p>
      <text:p text:style-name="P6">Universidade:<text:span text:style-name="T33">Ipatinga</text:span></text:p>
      <text:p text:style-name="P6">Conclus<text:span text:style-name="T33">ã</text:span>o:<text:span text:style-name="T33">2033</text:span></text:p>
      <text:p text:style-name="P6">Principais disciplinas:<text:span text:style-name="T33">Educação Física</text:span></text:p>
      <text:p text:style-name="P6">Destaques:<text:span text:style-name="T33">Faze educ</text:span><text:span text:style-name="T39">açã</text:span><text:span text:style-name="T33">o Física</text:span></text:p>
      <text:p text:style-name="P1"/>
      <text:p text:style-name="P4">&gt;ENSINO ME<text:span text:style-name="T33">D</text:span><text:span text:style-name="T39">Í</text:span>O <text:s/></text:p>
      <text:p text:style-name="P6">Escola estadual:<text:span text:style-name="T33">Escola Emília Cabral Mota </text:span></text:p>
      <text:p text:style-name="P6">Conclusa:<text:span text:style-name="T33">2033</text:span></text:p>
      <text:p text:style-name="P8">Principais disciplinas:<text:span text:style-name="T33">Esportes Acadêmico </text:span></text:p>
      <text:p text:style-name="P6">Destaques: <text:span text:style-name="T33">Esportes</text:span></text:p>
      <text:p text:style-name="P6"><text:s/></text:p>
      <text:p text:style-name="P1"><text:span text:style-name="T1"><text:s text:c="23"/></text:span><text:span text:style-name="T26">EXPERIENCIA PROFISSIONAL </text:span></text:p>
      <text:p text:style-name="P6">Estagiaria em:<text:span text:style-name="T33">Jogador</text:span></text:p>
      <text:p text:style-name="P6">Empresa: <text:span text:style-name="T33">RPS</text:span></text:p>
      <text:p text:style-name="P8">Per<text:span text:style-name="T33">í</text:span>odo:<text:span text:style-name="T33">2031 a 2033 <text:s text:c="70"/></text:span></text:p>
      <text:p text:style-name="P6">Projeto social:<text:span text:style-name="T33">Projeto nos roças </text:span></text:p>
      <text:p text:style-name="P6">Per<text:span text:style-name="T33">í</text:span>odo:<text:span text:style-name="T33">2033</text:span></text:p>
      <text:p text:style-name="P9"><text:span text:style-name="T23">Atividades:</text:span><text:span text:style-name="T24">Esportes </text:span><text:span text:style-name="T25">e esportes </text:span><text:span text:style-name="T40">acadêmicos</text:span></text:p>
      <text:p text:style-name="P1"/>
      <text:p text:style-name="P4">1°Emprego em:</text:p>
      <text:p text:style-name="P6">Empresa:<text:span text:style-name="T33">Professor em educaç</text:span><text:span text:style-name="T39">ã</text:span><text:span text:style-name="T33">o f</text:span><text:span text:style-name="T39">í</text:span><text:span text:style-name="T33">s</text:span><text:span text:style-name="T39">i</text:span><text:span text:style-name="T33">ca</text:span></text:p>
      <text:p text:style-name="P6">Per<text:span text:style-name="T33">í</text:span>odo:<text:span text:style-name="T33">2031</text:span></text:p>
      <text:p text:style-name="P6">Atividades principal:<text:span text:style-name="T33">Esportes</text:span></text:p>
      <text:p text:style-name="P6">Projeto social:<text:span text:style-name="T33">Projeto nas roças</text:span></text:p>
      <text:p text:style-name="P6">Per<text:span text:style-name="T33">í</text:span>odo:<text:span text:style-name="T33">2033</text:span></text:p>
      <text:p text:style-name="P6">Atividades:<text:span text:style-name="T33">Esportes</text:span></text:p>
      <text:p text:style-name="P6"><text:s/></text:p>
      <text:p text:style-name="P1"><text:span text:style-name="T1"><text:s text:c="31"/></text:span><text:span text:style-name="T28"><text:s text:c="2"/></text:span><text:span text:style-name="T26">Qual</text:span><text:span text:style-name="T27">i</text:span><text:span text:style-name="T26">f</text:span><text:span text:style-name="T27">i</text:span><text:span text:style-name="T26">caç</text:span><text:span text:style-name="T27">ã</text:span><text:span text:style-name="T26">o e compet</text:span><text:span text:style-name="T27">ê</text:span><text:span text:style-name="T26">nc</text:span><text:span text:style-name="T27">i</text:span><text:span text:style-name="T26">as </text:span></text:p>
      <text:p text:style-name="P1"><text:soft-page-break/><text:span text:style-name="T26">Exemplos</text:span><text:span text:style-name="T28">:</text:span><text:span text:style-name="T30">Construir maq</text:span><text:span text:style-name="T31">uinas de esportes f</text:span><text:span text:style-name="T32">i</text:span><text:span text:style-name="T31">s</text:span><text:span text:style-name="T32">i</text:span><text:span text:style-name="T31">otropéuta de educaç</text:span><text:span text:style-name="T32">ã</text:span><text:span text:style-name="T31">o física </text:span></text:p>
      <text:p text:style-name="P1"><text:s/><text:span text:style-name="T2"/></text:p>
      <text:p text:style-name="P2"><text:span text:style-name="T1"><text:s text:c="48"/></text:span><text:span text:style-name="T26">Cert</text:span><text:span text:style-name="T27">i</text:span><text:span text:style-name="T26">ficaç</text:span><text:span text:style-name="T27">õ</text:span><text:span text:style-name="T26">es</text:span></text:p>
      <text:p text:style-name="P3">íso 14001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47:14.623685900</meta:creation-date>
    <dc:title>Documento modelo</dc:title>
    <meta:editing-duration>PT1H51M56S</meta:editing-duration>
    <meta:editing-cycles>4</meta:editing-cycles>
    <meta:generator>LibreOffice/7.4.7.2$Linux_X86_64 LibreOffice_project/40$Build-2</meta:generator>
    <dc:date>2025-05-26T16:01:12.311821156</dc:date>
    <meta:document-statistic meta:table-count="0" meta:image-count="0" meta:object-count="0" meta:page-count="2" meta:paragraph-count="43" meta:word-count="102" meta:character-count="1369" meta:non-whitespace-character-count="885"/>
    <meta:template xlink:type="simple" xlink:actuate="onRequest" xlink:title="Documento modelo" xlink:href="../Modelos/Documento%20modelo.ott" meta:date="2025-05-23T10:47:13.457119754"/>
  </office:meta>
</office:document-meta>
</file>